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TH Sarabun PSK" svg:font-family="'TH Sarabun PSK'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  <style:font-face style:name="TH Sarabun PSK1" svg:font-family="'TH Sarabun PSK'" style:font-family-generic="system" style:font-pitch="variable"/>
  </office:font-face-decls>
  <office:automatic-styles>
    <style:style style:name="Table1" style:family="table">
      <style:table-properties style:width="0.2042in" fo:margin-left="0in" fo:margin-top="0in" fo:margin-bottom="0in" table:align="left"/>
    </style:style>
    <style:style style:name="Table1.A" style:family="table-column">
      <style:table-column-properties style:column-width="0.0507in"/>
    </style:style>
    <style:style style:name="Table1.C" style:family="table-column">
      <style:table-column-properties style:column-width="0.0458in"/>
    </style:style>
    <style:style style:name="Table1.D" style:family="table-column">
      <style:table-column-properties style:column-width="0.056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/>
    </style:style>
    <style:style style:name="Table2" style:family="table">
      <style:table-properties style:width="6.4931in" fo:margin-left="0in" fo:margin-top="0in" fo:margin-bottom="0in" table:align="left"/>
    </style:style>
    <style:style style:name="Table2.A" style:family="table-column">
      <style:table-column-properties style:column-width="1.6229in"/>
    </style:style>
    <style:style style:name="Table2.C" style:family="table-column">
      <style:table-column-properties style:column-width="1.6236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H Sarabun PSK" fo:font-size="16pt" fo:font-weight="bold" style:font-name-asian="TH Sarabun PSK1" style:font-size-asian="16pt" style:font-weight-asian="bold" style:font-name-complex="TH Sarabun PSK1" style:font-size-complex="16pt" style:font-weight-complex="bold"/>
    </style:style>
    <style:style style:name="P3" style:family="paragraph" style:parent-style-name="Standard" style:master-page-name="Standard">
      <style:paragraph-properties fo:margin-top="0in" fo:margin-bottom="0.1945in" loext:contextual-spacing="false" fo:line-height="100%" fo:text-align="center" style:justify-single-word="false" style:page-number="1"/>
    </style:style>
    <style:style style:name="P4" style:family="paragraph" style:parent-style-name="Standard">
      <style:paragraph-properties fo:margin-top="0.1945in" fo:margin-bottom="0.1945in" loext:contextual-spacing="false" fo:line-height="100%"/>
    </style:style>
    <style:style style:name="P5" style:family="paragraph" style:parent-style-name="Standard">
      <style:paragraph-properties fo:margin-top="0.1945in" fo:margin-bottom="0.1945in" loext:contextual-spacing="false" fo:line-height="100%"/>
      <style:text-properties style:font-name="TH Sarabun PSK" fo:font-size="16pt" fo:font-weight="bold" style:font-name-asian="TH Sarabun PSK1" style:font-size-asian="16pt" style:font-weight-asian="bold" style:font-name-complex="TH Sarabun PSK1" style:font-size-complex="16pt" style:font-weight-complex="bold"/>
    </style:style>
    <style:style style:name="P6" style:family="paragraph" style:parent-style-name="Standard">
      <style:paragraph-properties fo:margin-top="0in" fo:margin-bottom="0in" loext:contextual-spacing="false" fo:line-height="100%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H Sarabun PSK" fo:font-size="16pt" fo:font-weight="bold" style:font-name-asian="TH Sarabun PSK1" style:font-size-asian="16pt" style:font-weight-asian="bold" style:font-name-complex="TH Sarabun PSK1" style:font-size-complex="16pt" style:font-weight-complex="bold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name="TH Sarabun PSK" fo:font-size="16pt" style:font-name-asian="TH Sarabun PSK1" style:font-size-asian="16pt" style:font-name-complex="TH Sarabun PSK1" style:font-size-complex="16pt"/>
    </style:style>
    <style:style style:name="P9" style:family="paragraph" style:parent-style-name="Standard">
      <style:paragraph-properties fo:margin-top="0.1945in" fo:margin-bottom="0.111in" loext:contextual-spacing="false" fo:line-height="100%"/>
    </style:style>
    <style:style style:name="P10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TH Sarabun PSK" fo:font-size="18pt" fo:font-weight="bold" style:font-name-asian="TH Sarabun PSK1" style:font-size-asian="18pt" style:font-weight-asian="bold" style:font-name-complex="TH Sarabun PSK1" style:font-size-complex="18pt" style:font-weight-complex="bold"/>
    </style:style>
    <style:style style:name="T2" style:family="text">
      <style:text-properties style:font-name="TH Sarabun PSK" fo:font-size="16pt" style:font-name-asian="TH Sarabun PSK1" style:font-size-asian="16pt" style:font-name-complex="TH Sarabun PSK1" style:font-size-complex="16pt"/>
    </style:style>
    <style:style style:name="T3" style:family="text">
      <style:text-properties style:font-name="TH Sarabun PSK" fo:font-size="16pt" fo:font-weight="bold" style:font-name-asian="TH Sarabun PSK1" style:font-size-asian="16pt" style:font-weight-asian="bold" style:font-name-complex="TH Sarabun PSK1" style:font-size-complex="16pt" style:font-weight-complex="bol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AI Use Declaration Template </text:span></text:p>
      <text:p text:style-name="P4"><text:span text:style-name="T2">ชื่อหัวข้อ</text:span><text:span text:style-name="T3">:</text:span></text:p>
      <text:p text:style-name="P4"><text:span text:style-name="T2">ชื่อสมาชิก</text:span><text:span text:style-name="T3">:</text:span><text:span text:style-name="T2"><text:line-break/></text:span></text:p>
      <text:p text:style-name="P6"><draw:rect text:anchor-type="as-char" style:rel-width="100%" draw:z-index="0" draw:style-name="gr1" draw:text-style-name="P10" svg:width="0.0012in" svg:height="0.0213in"><text:p/></draw:rect></text:p>
      <text:p text:style-name="P4"><text:span text:style-name="T3">ส่วนที่ 1: เครื่องมือ AI </text:span></text:p>
      <text:p text:style-name="P4"><text:span text:style-name="T2">แสดงเครื่องมือ AI ที่ใช้ (เช่น ChatGPT, Gemini, DeepSeek อื่น ๆ ) ระบุเฉพาะส่วนหลัก ๆ ที่ใช้ ดังนี้</text:span>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table:number-columns-spanned="2" office:value-type="string">
            <text:p text:style-name="P7"/>
          </table:table-cell>
          <table:covered-table-cell/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/>
          </table:table-cell>
          <table:table-cell table:style-name="Table1.A1" table:number-columns-spanned="2" office:value-type="string">
            <text:p text:style-name="P8"/>
          </table:table-cell>
          <table:covered-table-cell/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</table:table>
      <text:p text:style-name="P6"><draw:rect text:anchor-type="as-char" style:rel-width="100%" draw:z-index="1" draw:style-name="gr1" draw:text-style-name="P10" svg:width="0.0012in" svg:height="0.0213in"><text:p/></draw:rect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A"/>
        <table:table-row table:style-name="Table2.1">
          <table:table-cell table:style-name="Table2.A1" office:value-type="string">
            <text:p text:style-name="P1"><text:span text:style-name="T3">ชื่อ AI</text:span></text:p>
          </table:table-cell>
          <table:table-cell table:style-name="Table2.A1" office:value-type="string">
            <text:p text:style-name="P1"><text:span text:style-name="T3">วัตถุประสงค์การใช้ (เช่น coding, ไอเดีย)</text:span></text:p>
          </table:table-cell>
          <table:table-cell table:style-name="Table2.A1" office:value-type="string">
            <text:p text:style-name="P1"><text:span text:style-name="T3">ตัวอย่าง Prompt</text:span></text:p>
          </table:table-cell>
          <table:table-cell table:style-name="Table2.A1" office:value-type="string">
            <text:p text:style-name="P1"><text:span text:style-name="T3">สิ่งที่คุณได้เรียนรู้จาก AI</text:span>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</table:table>
      <text:p text:style-name="P5"/>
      <text:p text:style-name="P5"/>
      <text:p text:style-name="P5"/>
      <text:p text:style-name="P4"><text:span text:style-name="T3">ส่วนที่ 2: สรุปสิ่งที่ได้จากการใช้ AI</text:span></text:p>
      <text:p text:style-name="P4"><text:span text:style-name="T2">ให้เขียนอธิบายสั้น ๆ ว่า ใช้ AI ช่วยในวิเคราะห์และพัฒนาแบบจำลองอย่างไร ทำให้ได้ผลลัพธ์และข้อสรุปที่สำคัญอย่างไร</text:span></text:p>
      <text:p text:style-name="P9"><text:span text:style-name="T2">“เช่น เราได้ใช้ AI ชื่อ … ในการวิเคราะห์ปัญหา กำหนดสมมติฐาน …. ใช้กฎ … ความสัมพันธ์… ช่วยพัฒนา code … เพื่อช่วยในการคำนวณ … และแสดงผลดัง….”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TH Sarabun PSK" svg:font-family="'TH Sarabun PSK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  <style:font-face style:name="TH Sarabun PSK1" svg:font-family="'TH Sarabun PS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none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none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color="#2f5496"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11in" fo:margin-bottom="0.0555in" loext:contextual-spacing="false" fo:line-height="100%" fo:keep-together="always" fo:keep-with-next="always"/>
      <style:text-properties fo:color="#2f5496" fo:font-size="16pt" style:font-size-asian="16pt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.0555in" loext:contextual-spacing="false" fo:line-height="100%" fo:keep-together="always" fo:keep-with-next="always"/>
      <style:text-properties fo:color="#2f5496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0555in" fo:margin-bottom="0.028in" loext:contextual-spacing="false" fo:line-height="100%" fo:keep-together="always" fo:keep-with-next="always"/>
      <style:text-properties fo:color="#2f5496" fo:font-style="italic" style:font-style-asian="italic" style:font-style-complex="italic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0555in" fo:margin-bottom="0.028in" loext:contextual-spacing="false" fo:line-height="100%" fo:keep-together="always" fo:keep-with-next="always"/>
      <style:text-properties fo:color="#2f5496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028in" fo:margin-bottom="0in" loext:contextual-spacing="false" fo:line-height="100%" fo:keep-together="always" fo:keep-with-next="always"/>
      <style:text-properties fo:color="#595959" fo:font-style="italic" style:font-style-asian="italic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555in" loext:contextual-spacing="false" fo:line-height="100%"/>
      <style:text-properties fo:font-size="28pt" style:font-size-asian="28pt" style:font-size-complex="28pt"/>
    </style:style>
    <style:style style:name="Subtitle" style:family="paragraph" style:parent-style-name="normal" style:next-style-name="Standard" style:default-outline-level="" style:class="chapter">
      <style:text-properties fo:color="#595959" fo:font-size="14pt" style:font-size-asian="14pt" style:font-size-complex="14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8-29T05:47:00</meta:creation-date>
    <meta:initial-creator>A68-1070</meta:initial-creator>
    <meta:document-statistic meta:table-count="2" meta:image-count="0" meta:object-count="0" meta:page-count="1" meta:paragraph-count="14" meta:word-count="331" meta:character-count="446" meta:non-whitespace-character-count="397"/>
    <meta:generator>LibreOfficeDev/6.0.5.2$Linux_X86_64 LibreOffice_project/</meta:generator>
  </office:meta>
</office:document-meta>
</file>